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93%" fo:text-align="start" fo:text-indent="0in" style:punctuation-wrap="hanging" style:line-break="strict" style:writing-mode="lr-tb" style:font-independent-line-spacing="tru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position="0% 100%" style:font-name="Arial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Lucida Sans Unicode" style:font-size-complex="2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solid" draw:fill-color="#b3b7c7" draw:textarea-horizontal-align="left" draw:textarea-vertical-align="top" draw:auto-grow-height="false" fo:padding-top="0.0516in" fo:padding-bottom="0.0516in" fo:padding-left="0.0984in" fo:padding-right="0.0984in" fo:wrap-option="wrap" draw:shadow="visible" draw:shadow-offset-x="0.1181in" draw:shadow-offset-y="0.022in" draw:shadow-color="#000000" draw:shadow-opacity="38%" style:run-through="foreground"/>
    </style:style>
    <style:style style:name="gr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justify" draw:textarea-vertical-align="middle" draw:auto-grow-height="false" fo:padding-top="0in" fo:padding-bottom="0in" fo:padding-left="0in" fo:padding-right="0in" fo:wrap-option="wrap" draw:shadow="hidden" draw:shadow-offset-x="0.1181in" draw:shadow-offset-y="0.1181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name="Group 33" draw:style-name="gr1"><draw:custom-shape draw:name="Right Arrow 34" draw:style-name="gr2" draw:text-style-name="P1" svg:width="1.1496in" svg:height="0.5004in" svg:x="0.0008in" svg:y="0in"><text:p/><draw:enhanced-geometry svg:viewBox="0 0 21600 21600" draw:text-areas="0 ?f0 ?f5 ?f2" draw:type="right-arrow" draw:modifiers="13233 432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Right Arrow 4" draw:style-name="gr3" draw:text-style-name="P1" svg:width="0.8823in" svg:height="0.2988in" svg:x="0.0008in" svg:y="0.1008in"><text:p/><draw:enhanced-geometry svg:viewBox="0 0 21600 21600" draw:type="rectangle" draw:enhanced-path="M 0 0 L 21600 0 21600 21600 0 21600 0 0 Z N"/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SungtiL GB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8T19:09:36</meta:creation-date>
    <meta:document-statistic meta:table-count="0" meta:image-count="0" meta:object-count="0" meta:page-count="1" meta:paragraph-count="0" meta:word-count="0" meta:character-count="0"/>
    <meta:editing-duration>P0D</meta:editing-duration>
    <meta:editing-cycles>1</meta:editing-cycles>
    <meta:generator>OpenOffice.org/3.3$Unix OpenOffice.org_project/330m4$Build-9520</meta:generator>
  </office:meta>
</office:document-meta>
</file>